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78787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6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2])" office:value-type="float" office:value="2771">
            <text:p>2771</text:p>
          </table:table-cell>
          <table:table-cell table:style-name="ce12" table:formula="of:=SUM([.C7:.C62])" office:value-type="float" office:value="43">
            <text:p>43</text:p>
          </table:table-cell>
          <table:table-cell table:style-name="ce12" table:formula="of:=SUM([.D7:.D62])" office:value-type="float" office:value="36">
            <text:p>36</text:p>
          </table:table-cell>
          <table:table-cell table:style-name="ce15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table:number-columns-repeated="3"/>
          <table:table-cell table:style-name="ce5" office:value-type="string">
            <text:p>Two commented out: Issue #480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#468 (Fixed in muOr branch)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9">
            <text:p>29</text:p>
          </table:table-cell>
          <table:table-cell table:style-name="ce5" table:number-columns-repeated="2"/>
          <table:table-cell table:style-name="ce5" office:value-type="string">
            <text:p><text:span text:style-name="T1">A few commented out for TC or compiler reasons, </text:span><text:span text:style-name="T2">Issue #478</text:span>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21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1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BacktrackingTests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table:number-columns-repeated="3"/>
          <table:table-cell table:style-name="ce6" office:value-type="string">
            <text:p>MultipleKey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3 commented out: TC #48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lation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0"/>
        <table:table-row table:style-name="ro2">
          <table:table-cell table:style-name="ce19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: 34 tests executed; 6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: 327 tests executed; 5 failed; 29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Descendant.rsc|: 8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Matching.rsc|: 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Relations.rsc|: 1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1275,79,&lt;312,4&gt;,&lt;312,8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1192,78,&lt;311,4&gt;,&lt;311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688,93,&lt;305,4&gt;,&lt;305,9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607,76,&lt;304,4&gt;,&lt;304,80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530,72,&lt;303,4&gt;,&lt;303,76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701,93,&lt;403,4&gt;,&lt;403,9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602,94,&lt;402,4&gt;,&lt;402,9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111,86,&lt;395,4&gt;,&lt;395,90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029,77,&lt;394,4&gt;,&lt;394,8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0941,83,&lt;393,4&gt;,&lt;393,8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525,86,&lt;227,4&gt;,&lt;227,90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441,79,&lt;226,4&gt;,&lt;226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357,79,&lt;225,4&gt;,&lt;225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273,79,&lt;224,4&gt;,&lt;224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190,78,&lt;223,4&gt;,&lt;223,82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108,77,&lt;222,4&gt;,&lt;222,81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028,75,&lt;221,4&gt;,&lt;221,7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1950,73,&lt;220,4&gt;,&lt;220,77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563,84,&lt;193,4&gt;,&lt;193,8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476,82,&lt;192,4&gt;,&lt;192,86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392,79,&lt;191,4&gt;,&lt;191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309,78,&lt;190,4&gt;,&lt;190,82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229,75,&lt;189,4&gt;,&lt;189,7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150,74,&lt;188,4&gt;,&lt;188,7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072,73,&lt;187,4&gt;,&lt;187,77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996,71,&lt;186,4&gt;,&lt;186,75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832,105,&lt;182,4&gt;,&lt;182,10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722,105,&lt;181,4&gt;,&lt;181,10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612,105,&lt;180,4&gt;,&lt;180,10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503,104,&lt;179,4&gt;,&lt;179,10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397,101,&lt;178,4&gt;,&lt;178,105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290,102,&lt;177,4&gt;,&lt;177,106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185,100,&lt;176,4&gt;,&lt;176,10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081,99,&lt;175,4&gt;,&lt;175,10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902,107,&lt;171,4&gt;,&lt;171,111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798,99,&lt;170,4&gt;,&lt;170,10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695,98,&lt;169,4&gt;,&lt;169,102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594,96,&lt;168,4&gt;,&lt;168,100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494,95,&lt;167,4&gt;,&lt;167,9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MMARY: 2753 tests executed; 25 failed; 36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: RexExpLiteral cannot occur in expression</text:p>
          </table:table-cell>
          <table:table-cell table:number-columns-repeated="1023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13:3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11T18:22:47</dc:date>
    <meta:editing-duration>P10DT21M26S</meta:editing-duration>
    <meta:editing-cycles>41</meta:editing-cycles>
    <meta:generator>LibreOffice/4.0.5.2$MacOSX_x86 LibreOffice_project/5464147a081647a250913f19c0715bca595af2f</meta:generator>
    <meta:document-statistic meta:table-count="2" meta:cell-count="339" meta:object-count="0"/>
  </office:meta>
</office:document-meta>
</file>